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3763d7"/>
    </style:style>
    <style:style style:name="P6" style:family="paragraph" style:parent-style-name="Standard">
      <style:text-properties officeooo:rsid="00259fa2" officeooo:paragraph-rsid="004af465"/>
    </style:style>
    <style:style style:name="P7" style:family="paragraph" style:parent-style-name="Standard">
      <style:text-properties officeooo:rsid="00259fa2" officeooo:paragraph-rsid="00511195"/>
    </style:style>
    <style:style style:name="P8" style:family="paragraph" style:parent-style-name="Standard">
      <style:text-properties officeooo:rsid="002db4c7" officeooo:paragraph-rsid="00259fa2"/>
    </style:style>
    <style:style style:name="P9" style:family="paragraph" style:parent-style-name="Standard">
      <style:text-properties officeooo:rsid="0028a49c" officeooo:paragraph-rsid="0034e63c"/>
    </style:style>
    <style:style style:name="P10" style:family="paragraph" style:parent-style-name="Standard">
      <style:text-properties officeooo:rsid="003a7d30" officeooo:paragraph-rsid="003a7d30"/>
    </style:style>
    <style:style style:name="P11" style:family="paragraph" style:parent-style-name="Standard">
      <style:text-properties officeooo:rsid="003a7d30" officeooo:paragraph-rsid="00437f75"/>
    </style:style>
    <style:style style:name="P12" style:family="paragraph" style:parent-style-name="Standard">
      <style:text-properties officeooo:rsid="0034e63c" officeooo:paragraph-rsid="00424c08"/>
    </style:style>
    <style:style style:name="P13" style:family="paragraph" style:parent-style-name="Standard">
      <style:text-properties officeooo:rsid="0034e63c" officeooo:paragraph-rsid="005020a4"/>
    </style:style>
    <style:style style:name="P14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5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6" style:family="paragraph" style:parent-style-name="Standard">
      <style:text-properties officeooo:rsid="005edb56" officeooo:paragraph-rsid="005edb56"/>
    </style:style>
    <style:style style:name="P17" style:family="paragraph" style:parent-style-name="Standard">
      <style:text-properties style:font-name="Nimbus Mono L" fo:font-size="8pt" officeooo:rsid="005f3343" officeooo:paragraph-rsid="005f3343" style:font-size-asian="8pt" style:font-size-complex="8pt"/>
    </style:style>
    <style:style style:name="P18" style:family="paragraph" style:parent-style-name="Standard">
      <style:text-properties style:font-name="Nimbus Mono L" fo:font-size="8pt" officeooo:rsid="00612e03" officeooo:paragraph-rsid="00612e03" style:font-size-asian="8pt" style:font-size-complex="8pt"/>
    </style:style>
    <style:style style:name="P19" style:family="paragraph" style:parent-style-name="Standard">
      <style:text-properties style:font-name="Nimbus Mono L" fo:font-size="8pt" officeooo:rsid="00612e03" officeooo:paragraph-rsid="005f3343" style:font-size-asian="8pt" style:font-size-complex="8pt"/>
    </style:style>
    <style:style style:name="P20" style:family="paragraph" style:parent-style-name="Standard">
      <style:text-properties officeooo:rsid="00328ab7" officeooo:paragraph-rsid="00314a92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6d2f2"/>
    </style:style>
    <style:style style:name="T19" style:family="text">
      <style:text-properties officeooo:rsid="004af465"/>
    </style:style>
    <style:style style:name="T20" style:family="text">
      <style:text-properties officeooo:rsid="005020a4"/>
    </style:style>
    <style:style style:name="T21" style:family="text">
      <style:text-properties officeooo:rsid="00511195"/>
    </style:style>
    <style:style style:name="T22" style:family="text">
      <style:text-properties officeooo:rsid="005153f3"/>
    </style:style>
    <style:style style:name="T23" style:family="text">
      <style:text-properties officeooo:rsid="005970d1"/>
    </style:style>
    <style:style style:name="T24" style:family="text">
      <style:text-properties officeooo:rsid="005b0b34"/>
    </style:style>
    <style:style style:name="T25" style:family="text">
      <style:text-properties officeooo:rsid="005c4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4"/>
            <text:p text:style-name="P14">Лабораторная работа № <text:span text:style-name="T2">4</text:span></text:p>
            <text:p text:style-name="P14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4">Студент<text:span text:style-name="T1">ы</text:span></text:p>
          </table:table-cell>
          <table:table-cell table:style-name="Таблица1.C1" office:value-type="string">
            <text:p text:style-name="P15">Стрельцов В. О.</text:p>
            <text:p text:style-name="P15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4">Группа</text:p>
          </table:table-cell>
          <table:table-cell table:style-name="Таблица1.C2" office:value-type="string">
            <text:p text:style-name="P14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4">Преподаватель</text:p>
          </table:table-cell>
          <table:table-cell table:style-name="Таблица1.C2" office:value-type="string">
            <text:p text:style-name="P14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8"/>
      <text:p text:style-name="P4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2"><text:span text:style-name="T16">2. Корректность задания массива </text:span><text:span text:style-name="T23">в циклах и при </text:span><text:span text:style-name="T24">вызове функции elt</text:span><text:span text:style-name="T16"> — им может быть либо ранее объявленная переменная, либо результат выполнения функции.</text:span></text:p>
      <text:p text:style-name="P6"><text:span text:style-name="T19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19">в т. ч. </text:span><text:span text:style-name="T15">стоящих «в правой части» присваивания.</text:span></text:p>
      <text:p text:style-name="P7"><text:span text:style-name="T21">4. Присв</text:span><text:span text:style-name="T25">аивание</text:span><text:span text:style-name="T21"> должно производиться какому-либо идентификатору, полю или элементу массива.</text:span></text:p>
      <text:p text:style-name="P3"><text:span text:style-name="T22">5</text:span><text:span text:style-name="T7">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0"><text:span text:style-name="T22">6</text:span>. Существование функции при ее вызове.</text:p>
      <text:p text:style-name="P11"><text:span text:style-name="T22">7</text:span><text:span text:style-name="T17">. Существование передаваемых в функцию переменных.</text:span></text:p>
      <text:p text:style-name="P5"><text:span text:style-name="T22">8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3"><text:span text:style-name="T22">9</text:span><text:span text:style-name="T11">. </text:span><text:span text:style-name="T14">Отсутствие двух </text:span><text:span text:style-name="T18">и более </text:span><text:span text:style-name="T14">объявлений </text:span><text:span text:style-name="T20">функций</text:span><text:span text:style-name="T14"> с одним именем.</text:span></text:p>
      <text:p text:style-name="P9"/>
      <text:p text:style-name="P16">Структуры данных, используемые на этапе семантического анализа</text:p>
      <text:p text:style-name="P20"/>
      <text:p text:style-name="P17">/**</text:p>
      <text:p text:style-name="P17"><text:s/>* @brief Java constants types.</text:p>
      <text:p text:style-name="P17"><text:s/>*/</text:p>
      <text:p text:style-name="P17">enum JavaConstantsTypes</text:p>
      <text:p text:style-name="P17">{</text:p>
      <text:p text:style-name="P17"><text:s text:c="4"/>CONSTANT_Utf8 = 1,</text:p>
      <text:p text:style-name="P17"><text:s text:c="4"/>CONSTANT_Integer = 3,</text:p>
      <text:p text:style-name="P17"><text:s text:c="4"/>CONSTANT_Float = 4,</text:p>
      <text:p text:style-name="P17"><text:s text:c="4"/>CONSTANT_Long = 5,</text:p>
      <text:p text:style-name="P17"><text:s text:c="4"/>CONSTANT_Double = 6,</text:p>
      <text:p text:style-name="P17"><text:s text:c="4"/>CONSTANT_Class = 7,</text:p>
      <text:p text:style-name="P17"><text:s text:c="4"/>CONSTANT_String = 8,</text:p>
      <text:p text:style-name="P17"><text:s text:c="4"/>CONSTANT_Fieldref = 9,</text:p>
      <text:p text:style-name="P17"><text:s text:c="4"/>CONSTANT_Methodref = 10,</text:p>
      <text:p text:style-name="P17"><text:s text:c="4"/>CONSTANT_InterfaceMethodref = 11,</text:p>
      <text:p text:style-name="P17"><text:s text:c="4"/>CONSTANT_NameAndType = 12</text:p>
      <text:p text:style-name="P17">};</text:p>
      <text:p text:style-name="P17"/>
      <text:p text:style-name="P17">/**</text:p>
      <text:p text:style-name="P17"><text:s/>* @brief Represents a constant.</text:p>
      <text:p text:style-name="P17"><text:s/>*/</text:p>
      <text:p text:style-name="P17">class SemanticConstant</text:p>
      <text:p text:style-name="P17">{</text:p>
      <text:p text:style-name="P17">public:</text:p>
      <text:p text:style-name="P17"><text:s text:c="4"/>quint16 <text:s text:c="11"/>fNumber; // Number in the constants table, counts from 0.</text:p>
      <text:p text:style-name="P17"><text:s text:c="4"/>JavaConstantsTypes fType; <text:s text:c="2"/>// Type of the constant.</text:p>
      <text:p text:style-name="P17"><text:s text:c="4"/>QString <text:s text:c="11"/>fUtf8; <text:s text:c="4"/>// UTF-8 string.</text:p>
      <text:p text:style-name="P17"><text:s text:c="4"/>qint32 <text:s text:c="12"/>fInteger; <text:s/>// Integer value.</text:p>
      <text:p text:style-name="P17"><text:s text:c="4"/>SemanticConstant * fRef1; <text:s text:c="4"/>// Pointer to another constant if required.</text:p>
      <text:p text:style-name="P17"><text:s text:c="4"/>SemanticConstant * fRef2; <text:s text:c="4"/>// Pointer to another constant if required.</text:p>
      <text:p text:style-name="P17"/>
      <text:p text:style-name="P17"><text:s text:c="4"/>SemanticConstant(quint16 number, JavaConstantsTypes type, QString utf8,</text:p>
      <text:p text:style-name="P17"><text:s text:c="21"/>qint32 integer, SemanticConstant * ref1, SemanticConstant * ref2);</text:p>
      <text:p text:style-name="P17"/>
      <text:p text:style-name="P17"><text:s text:c="4"/>void generateCode(BinaryWriter * writer) const;</text:p>
      <text:p text:style-name="P17"><text:s text:c="4"/>QString dotCode(QString previous) const;</text:p>
      <text:p text:style-name="P17"><text:soft-page-break/>};</text:p>
      <text:p text:style-name="P17"/>
      <text:p text:style-name="P18">/**</text:p>
      <text:p text:style-name="P18"><text:s/>* @brief Represents the semantic analyzer that encapsulates all stuff.</text:p>
      <text:p text:style-name="P18"><text:s/>*/</text:p>
      <text:p text:style-name="P18">class SemanticProgram</text:p>
      <text:p text:style-name="P18">{</text:p>
      <text:p text:style-name="P18">public:</text:p>
      <text:p text:style-name="P18"><text:s text:c="4"/>SemanticProgram();</text:p>
      <text:p text:style-name="P18"><text:s text:c="4"/>SemanticProgram(const program_struct * root);</text:p>
      <text:p text:style-name="P18"><text:s text:c="4"/>~SemanticProgram();</text:p>
      <text:p text:style-name="P18"/>
      <text:p text:style-name="P18"><text:s text:c="4"/>void doTransform();</text:p>
      <text:p text:style-name="P18"><text:s text:c="4"/>bool doSemantics();</text:p>
      <text:p text:style-name="P18"><text:s text:c="4"/>bool doGenerateCode(QString dir) const;</text:p>
      <text:p text:style-name="P18"/>
      <text:p text:style-name="P18"><text:s text:c="4"/>QString dotCode() const;</text:p>
      <text:p text:style-name="P18"><text:s text:c="4"/>ProgramNode * root() const;</text:p>
      <text:p text:style-name="P18"><text:s text:c="4"/>QStringList errors() const;</text:p>
      <text:p text:style-name="P18"/>
      <text:p text:style-name="P18"><text:s text:c="4"/>bool hasClass(QString name) const;</text:p>
      <text:p text:style-name="P18"><text:s text:c="4"/>SemanticClass * getClass(QString name) const;</text:p>
      <text:p text:style-name="P18"><text:s text:c="4"/>SemanticClass * addClass(const DefinitionNode * node);</text:p>
      <text:p text:style-name="P18"/>
      <text:p text:style-name="P18">private:</text:p>
      <text:p text:style-name="P18"><text:s text:c="4"/>ProgramNode <text:s text:c="19"/>* fRoot; <text:s text:c="6"/>// Root of the attributed tree.</text:p>
      <text:p text:style-name="P18"><text:s text:c="4"/>QMap&lt;QString, SemanticClass *&gt; <text:s text:c="2"/>fClassTable; // Class table.</text:p>
      <text:p text:style-name="P18"><text:s text:c="4"/>QStringList <text:s text:c="21"/>fErrors; <text:s text:c="4"/>// Semantic errors messages.</text:p>
      <text:p text:style-name="P19">};</text:p>
      <text:p text:style-name="P19"/>
      <text:p text:style-name="P18">/**</text:p>
      <text:p text:style-name="P18"><text:s/>* @brief Represents a class.</text:p>
      <text:p text:style-name="P18"><text:s/>*/</text:p>
      <text:p text:style-name="P18">class SemanticClass</text:p>
      <text:p text:style-name="P18">{</text:p>
      <text:p text:style-name="P18">public:</text:p>
      <text:p text:style-name="P18"><text:s text:c="4"/>SemanticConstant <text:s text:c="14"/>* fConstCode; <text:s text:c="5"/>// Utf8 constant "Code".</text:p>
      <text:p text:style-name="P18"><text:s text:c="4"/>SemanticConstant <text:s text:c="14"/>* fConstClass; <text:s text:c="4"/>// Name of the class.</text:p>
      <text:p text:style-name="P18"><text:s text:c="4"/>SemanticConstant <text:s text:c="14"/>* fConstParent; <text:s text:c="3"/>// Name of the parent class.</text:p>
      <text:p text:style-name="P18"/>
      <text:p text:style-name="P18"><text:s text:c="4"/>SemanticMethod <text:s text:c="16"/>* fConstructorThis;</text:p>
      <text:p text:style-name="P18"><text:s text:c="4"/>SemanticMethod <text:s text:c="16"/>* fConstructorParent;</text:p>
      <text:p text:style-name="P18"><text:s text:c="4"/>DefinitionNode const <text:s text:c="10"/>* fNode; <text:s text:c="10"/>// Corresponding tree node.</text:p>
      <text:p text:style-name="P18"/>
      <text:p text:style-name="P18"><text:s text:c="4"/>SemanticClass(QString name, QString parent, const DefinitionNode * node = NULL);</text:p>
      <text:p text:style-name="P18"><text:s text:c="4"/>~SemanticClass();</text:p>
      <text:p text:style-name="P18"/>
      <text:p text:style-name="P18"><text:s text:c="4"/>bool generateCode(QString dir) const;</text:p>
      <text:p text:style-name="P18"/>
      <text:p text:style-name="P18"><text:s text:c="4"/>QString dotForTables(QString previous) const;</text:p>
      <text:p text:style-name="P18"/>
      <text:p text:style-name="P18"><text:s text:c="4"/>SemanticConstant * addUtf8Constant(QString value);</text:p>
      <text:p text:style-name="P18"><text:s text:c="4"/>SemanticConstant * addIntegerConstant(qint32 value);</text:p>
      <text:p text:style-name="P18"><text:s text:c="4"/>SemanticConstant * addClassConstant(QString name);</text:p>
      <text:p text:style-name="P18"><text:s text:c="4"/>SemanticConstant * addStringConstant(QString value);</text:p>
      <text:p text:style-name="P18"><text:s text:c="4"/>SemanticConstant * addFieldrefConstant(QString className, QString fieldName, QString descriptor);</text:p>
      <text:p text:style-name="P18"><text:s text:c="4"/>SemanticConstant * addMethodrefConstant(QString className, QString methodName, QString descriptor);</text:p>
      <text:p text:style-name="P18"><text:s text:c="4"/>SemanticConstant * addInterfaceMethodrefConstant(QString interfaceName, QString methodName, QString descriptor);</text:p>
      <text:p text:style-name="P18"><text:s text:c="4"/>SemanticConstant * addNameAndTypeConstant(QString name, QString type);</text:p>
      <text:p text:style-name="P18"/>
      <text:p text:style-name="P18"><text:s text:c="4"/>SemanticConstant * findIntegerConstant(qint32 value) const;</text:p>
      <text:p text:style-name="P18"><text:s text:c="4"/>SemanticConstant * findClassConstant(QString name) const;</text:p>
      <text:p text:style-name="P18"><text:s text:c="4"/>SemanticConstant * findStringConstant(QString name) const;</text:p>
      <text:p text:style-name="P18"><text:s text:c="4"/>SemanticConstant * findFieldrefConstant(QString className, QString fieldName) const;</text:p>
      <text:p text:style-name="P18"><text:s text:c="4"/>SemanticConstant * findMethodrefConstant(QString className, QString methodName) const;</text:p>
      <text:p text:style-name="P18"><text:s text:c="4"/>SemanticConstant * findInterfaceMethodrefConstant(QString interfaceName, QString methodName) const;</text:p>
      <text:p text:style-name="P18"/>
      <text:p text:style-name="P18"><text:s text:c="4"/>void addDefaultAndParentConstructor();</text:p>
      <text:p text:style-name="P18"><text:s text:c="4"/>void addRTLConstants();</text:p>
      <text:p text:style-name="P18"/>
      <text:p text:style-name="P18"><text:s text:c="4"/>bool hasField(QString name) const;</text:p>
      <text:p text:style-name="P18"><text:s text:c="4"/>bool hasMethod(QString name) const;</text:p>
      <text:p text:style-name="P18"><text:s text:c="4"/>SemanticField * getField(QString name) const;</text:p>
      <text:p text:style-name="P18"><text:s text:c="4"/>SemanticMethod * getMethod(QString name) const;</text:p>
      <text:p text:style-name="P18"><text:s text:c="4"/>SemanticField * addField(const DefinitionNode * node);</text:p>
      <text:p text:style-name="P18"><text:s text:c="4"/>SemanticMethod * addMethod(const DefinitionNode * node);</text:p>
      <text:p text:style-name="P18"/>
      <text:p text:style-name="P18">private:</text:p>
      <text:p text:style-name="P18"><text:s text:c="4"/>QLinkedList&lt;SemanticConstant *&gt; <text:s/>fConstantsTable; // Constants table.</text:p>
      <text:p text:style-name="P18"><text:soft-page-break/><text:s text:c="4"/>QMap&lt;QString, SemanticField *&gt; <text:s text:c="2"/>fFieldsTable; <text:s text:c="3"/>// Fields table.</text:p>
      <text:p text:style-name="P18"><text:s text:c="4"/>QMap&lt;QString, SemanticMethod *&gt; <text:s/>fMethodsTable; <text:s text:c="2"/>// Methods table.</text:p>
      <text:p text:style-name="P18"><text:s text:c="4"/>static QString createMethodDesc(int numberOfArguments);</text:p>
      <text:p text:style-name="P18">};</text:p>
      <text:p text:style-name="P18"/>
      <text:p text:style-name="P18">/**</text:p>
      <text:p text:style-name="P18"><text:s/>* @brief Represents a class field.</text:p>
      <text:p text:style-name="P18"><text:s/>*/</text:p>
      <text:p text:style-name="P18">class SemanticField</text:p>
      <text:p text:style-name="P18">{</text:p>
      <text:p text:style-name="P18">public:</text:p>
      <text:p text:style-name="P18"><text:s text:c="4"/>SemanticConstant * fConstFieldref; <text:s/>// CONSTANT_Fieldref constant.</text:p>
      <text:p text:style-name="P18"><text:s text:c="4"/>bool <text:s text:c="14"/>fIsStatic; <text:s text:c="6"/>// Is this field static?</text:p>
      <text:p text:style-name="P18"/>
      <text:p text:style-name="P18"><text:s text:c="4"/>SemanticField();</text:p>
      <text:p text:style-name="P18">};</text:p>
      <text:p text:style-name="P18"/>
      <text:p text:style-name="P18">/**</text:p>
      <text:p text:style-name="P18"><text:s/>* @brief Represents a class method.</text:p>
      <text:p text:style-name="P18"><text:s/>*/</text:p>
      <text:p text:style-name="P18">class SemanticMethod</text:p>
      <text:p text:style-name="P18">{</text:p>
      <text:p text:style-name="P18">public:</text:p>
      <text:p text:style-name="P18"><text:s text:c="4"/>SemanticConstant <text:s text:c="4"/>* fConstMethodref; // CONSTANT_Methodref constant.</text:p>
      <text:p text:style-name="P18"><text:s text:c="4"/>bool <text:s text:c="18"/>fIsStatic; <text:s text:c="6"/>// Is this method static?</text:p>
      <text:p text:style-name="P18"><text:s text:c="4"/>DefinitionNode const * fNode; <text:s text:c="10"/>// Corresponding tree node.</text:p>
      <text:p text:style-name="P18"/>
      <text:p text:style-name="P18"><text:s text:c="4"/>SemanticMethod();</text:p>
      <text:p text:style-name="P18"><text:s text:c="4"/>~SemanticMethod();</text:p>
      <text:p text:style-name="P18"/>
      <text:p text:style-name="P18"><text:s text:c="4"/>void generateCode(BinaryWriter * writer, const SemanticClass * curClass) const;</text:p>
      <text:p text:style-name="P18"/>
      <text:p text:style-name="P18"><text:s text:c="4"/>bool hasLocalVar(QString name) const;</text:p>
      <text:p text:style-name="P18"><text:s text:c="4"/>SemanticLocalVar * getLocalVar(QString name) const;</text:p>
      <text:p text:style-name="P18"><text:s text:c="4"/>SemanticLocalVar * addLocalVar(QString name);</text:p>
      <text:p text:style-name="P18"/>
      <text:p text:style-name="P18"><text:s text:c="4"/>static QStringList getBaseClassMethods();</text:p>
      <text:p text:style-name="P18"><text:s text:c="4"/>static QStringList getRTLMethods();</text:p>
      <text:p text:style-name="P18"><text:s text:c="4"/>static bool isBaseClassMethod(QString name);</text:p>
      <text:p text:style-name="P18"><text:s text:c="4"/>static bool isRTLMethod(QString name);</text:p>
      <text:p text:style-name="P18"><text:s text:c="4"/>static QString getDescForBaseClassMethod(QString name);</text:p>
      <text:p text:style-name="P18"><text:s text:c="4"/>static QString getDescForRTLMethod(QString name);</text:p>
      <text:p text:style-name="P18"/>
      <text:p text:style-name="P18">private:</text:p>
      <text:p text:style-name="P18"><text:s text:c="4"/>QMap&lt;QString, SemanticLocalVar *&gt; fLocalVarsTable; // Local variables table.</text:p>
      <text:p text:style-name="P18"/>
      <text:p text:style-name="P18"><text:s text:c="4"/>void generateCodeAttribute(BinaryWriter * writer, const SemanticClass * curClass) const;</text:p>
      <text:p text:style-name="P18"><text:s text:c="4"/>QByteArray generateByteCodeForMethod(const SemanticClass * curClass) const;</text:p>
      <text:p text:style-name="P18">};</text:p>
      <text:p text:style-name="P18"/>
      <text:p text:style-name="P18">/**</text:p>
      <text:p text:style-name="P18"><text:s/>* @brief Represents a local variable.</text:p>
      <text:p text:style-name="P18"><text:s/>*/</text:p>
      <text:p text:style-name="P18">class SemanticLocalVar</text:p>
      <text:p text:style-name="P18">{</text:p>
      <text:p text:style-name="P18">public:</text:p>
      <text:p text:style-name="P18"><text:s text:c="4"/>quint8 <text:s text:c="2"/>fNumber; // Number of the variable.</text:p>
      <text:p text:style-name="P18"><text:s text:c="4"/>QString <text:s/>fName; <text:s text:c="2"/>// Name of the variable.</text:p>
      <text:p text:style-name="P18"/>
      <text:p text:style-name="P18"><text:s text:c="4"/>SemanticLocalVar(quint8 number = 0, QString name = "");</text:p>
      <text:p text:style-name="P18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2-02T14:10:58</dc:date>
    <meta:editing-duration>PT2H6M5S</meta:editing-duration>
    <meta:editing-cycles>61</meta:editing-cycles>
    <meta:generator>LibreOffice/3.6$Linux_X86_64 LibreOffice_project/360m1$Build-2</meta:generator>
    <meta:document-statistic meta:table-count="1" meta:image-count="0" meta:object-count="0" meta:page-count="3" meta:paragraph-count="168" meta:word-count="726" meta:character-count="6863" meta:non-whitespace-character-count="5610"/>
  </office:meta>
</office:document-meta>
</file>